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950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="solid" draw:fill-color="#c0c0c0" draw:opacity="50%" draw:textarea-horizontal-align="justify" draw:textarea-vertical-align="middle" draw:auto-grow-height="false" draw:shadow-opacity="50%"/>
    </style:style>
    <style:style style:name="gr3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448cm" fo:min-width="0cm"/>
    </style:style>
    <style:style style:name="gr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dash" draw:stroke-dash="Ultrafine_20_Dashed" svg:stroke-width="0cm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42cm" fo:min-width="0cm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736cm" svg:height="2.514cm" svg:x="10.9cm" svg:y="12.12cm">
          <text:p text:style-name="P1">Scale</text:p>
          <text:p text:style-name="P1">Contro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36cm" svg:height="2.514cm" svg:x="10.671cm" svg:y="4.115cm">
          <text:p text:style-name="P1">Load</text:p>
          <text:p text:style-name="P1">Balanc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37cm" svg:height="1.536cm" svg:x="18.739cm" svg:y="10.387cm">
          <text:p text:style-name="P1">V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37cm" svg:height="1.536cm" svg:x="18.706cm" svg:y="6.499cm">
          <text:p text:style-name="P1">V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37cm" svg:height="1.536cm" svg:x="18.738cm" svg:y="4.474cm">
          <text:p text:style-name="P1">V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736cm" svg:height="2.514cm" svg:x="10.736cm" svg:y="8.296cm">
          <text:p text:style-name="P1">Cloud</text:p>
          <text:p text:style-name="P1">Management</text:p>
          <text:p text:style-name="P1">System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416cm" svg:y1="12.12cm" svg:x2="13.416cm" svg:y2="10.81cm">
          <text:p/>
        </draw:line>
        <draw:line draw:style-name="gr4" draw:text-style-name="P1" draw:layer="layout" svg:x1="13.22cm" svg:y1="8.296cm" svg:x2="13.187cm" svg:y2="6.629cm">
          <text:p/>
        </draw:line>
        <draw:line draw:style-name="gr4" draw:text-style-name="P1" draw:layer="layout" svg:x1="15.471cm" svg:y1="9.832cm" svg:x2="18.738cm" svg:y2="11.073cm">
          <text:p/>
        </draw:line>
        <draw:line draw:style-name="gr4" draw:text-style-name="P1" draw:layer="layout" svg:x1="15.471cm" svg:y1="9.015cm" svg:x2="18.705cm" svg:y2="7.219cm">
          <text:p/>
        </draw:line>
        <draw:line draw:style-name="gr4" draw:text-style-name="P1" draw:layer="layout" svg:x1="15.471cm" svg:y1="8.362cm" svg:x2="18.737cm" svg:y2="5.977cm">
          <text:p/>
        </draw:line>
        <draw:frame draw:style-name="gr5" draw:layer="layout" svg:width="3.745cm" svg:height="1.698cm" svg:x="18.119cm" svg:y="8.362cm">
          <draw:text-box>
            <text:p>create/</text:p>
            <text:p>remove VM</text:p>
          </draw:text-box>
        </draw:frame>
        <draw:frame draw:style-name="gr6" draw:layer="layout" svg:width="3.355cm" svg:height="1.673cm" svg:x="9.832cm" svg:y="6.629cm">
          <draw:text-box>
            <text:p>add/</text:p>
            <text:p>delete VM</text:p>
          </draw:text-box>
        </draw:frame>
        <draw:line draw:style-name="gr7" draw:text-style-name="P1" draw:layer="layout" svg:x1="15.471cm" svg:y1="5.259cm" svg:x2="18.737cm" svg:y2="5.259cm">
          <text:p/>
        </draw:line>
        <draw:line draw:style-name="gr7" draw:text-style-name="P1" draw:layer="layout" svg:x1="15.47cm" svg:y1="5.455cm" svg:x2="18.705cm" svg:y2="6.99cm">
          <text:p/>
        </draw:line>
        <draw:line draw:style-name="gr7" draw:text-style-name="P1" draw:layer="layout" svg:x1="15.471cm" svg:y1="5.977cm" svg:x2="18.738cm" svg:y2="10.648cm">
          <text:p/>
        </draw:line>
        <draw:line draw:style-name="gr7" draw:text-style-name="P1" draw:layer="layout" svg:x1="4.522cm" svg:y1="5.57cm" svg:x2="10.671cm" svg:y2="5.502cm">
          <text:p/>
        </draw:line>
        <draw:line draw:style-name="gr3" draw:text-style-name="P1" draw:layer="layout" svg:x1="7.966cm" svg:y1="5.521cm" svg:x2="10.9cm" svg:y2="13.459cm">
          <text:p/>
        </draw:line>
        <draw:frame draw:style-name="gr8" draw:layer="layout" svg:width="5.222cm" svg:height="0.962cm" svg:x="4.149cm" svg:y="9.325cm">
          <draw:text-box>
            <text:p>Req./Resp. Time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Reich</meta:initial-creator>
    <meta:creation-date>2013-01-14T14:16:56</meta:creation-date>
    <meta:editing-duration>PT8M26S</meta:editing-duration>
    <meta:editing-cycles>4</meta:editing-cycles>
    <dc:date>2013-01-19T12:21:37</dc:date>
    <dc:creator>Christoph Reich</dc:creator>
    <meta:generator>LibreOffice/3.5$Linux_X86_64 LibreOffice_project/350m1$Build-2</meta:generator>
    <meta:document-statistic meta:object-count="42"/>
  </office:meta>
</office:document-meta>
</file>